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language="en" fo:country="GB"/>
    </style:style>
    <style:style style:name="T10" style:parent-style-name="Internetlink" style:family="text">
      <style:text-properties fo:language="en" fo:country="GB"/>
    </style:style>
    <style:style style:name="T11" style:parent-style-name="DefaultParagraphFont" style:family="text">
      <style:text-properties fo:language="en" fo:country="GB"/>
    </style:style>
    <style:style style:name="T12" style:parent-style-name="DefaultParagraphFont" style:family="text">
      <style:text-properties fo:language="bg" fo:country="BG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Internetlink" style:family="text">
      <style:text-properties fo:language="en" fo:country="GB"/>
    </style:style>
    <style:style style:name="T19" style:parent-style-name="Internetlink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P24" style:parent-style-name="Standard" style:family="paragraph">
      <style:text-properties fo:language="bg" fo:country="BG"/>
    </style:style>
    <style:style style:name="T25" style:parent-style-name="Hyperlink" style:family="text">
      <style:text-properties fo:language="bg" fo:country="BG"/>
    </style:style>
    <style:style style:name="T26" style:parent-style-name="DefaultParagraphFont" style:family="text">
      <style:text-properties fo:language="bg" fo:country="BG"/>
    </style:style>
    <style:style style:name="T27" style:parent-style-name="DefaultParagraphFont" style:family="text">
      <style:text-properties fo:language="en" fo:country="GB"/>
    </style:style>
    <style:style style:name="T28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7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8">https://fabscanpi-serve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9">20.07</text:p>
      <text:p text:style-name="Standard"><text:a xlink:href="https://www.jetbrains.com/help/pycharm/creating-web-application-with-flask.html#create-application" office:target-frame-name="_top" xlink:show="replace"><text:span text:style-name="T10">https://www.jetbrains.com/help/pycharm/creating-web-application-with-flask.html#create-application</text:span></text:a><text:span text:style-name="T11"><text:s/>–<text:s/></text:span><text:span text:style-name="T12">Инструкция за създаване на освновно<text:s/></text:span><text:span text:style-name="T13">web app<text:s/></text:span><text:span text:style-name="T14">с<text:s/></text:span><text:span text:style-name="T15">Flask<text:s/></text:span><text:span text:style-name="T16">в<text:s/></text:span><text:span text:style-name="T17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18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19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0">ht</text:span><text:span text:style-name="T21">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2">https://www.rototron.info/raspberry-pi-stepper-motor-t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3">https://kalitut.com/raspberry-pi-hdmi-port/</text:span></text:a><text:s/>- Контрол на HDMI порт</text:p>
      <text:p text:style-name="P24">02.08</text:p>
      <text:p text:style-name="Standard"><text:a xlink:href="https://onlinelibrary.wiley.com/doi/epdf/10.1002/047134608X.W8298" office:target-frame-name="_top" xlink:show="replace"><text:span text:style-name="T25">https://onlinelibrary.wiley.com/doi/epdf/10.1002/047134608X.W8298</text:span></text:a><text:span text:style-name="T26"><text:s/>- Статия от 2016 за Техники и приложения за 3</text:span><text:span text:style-name="T27">D<text:s/></text:span><text:span text:style-name="T28">сканирането със структурирана светлин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itsa Emilova Venchova</meta:initial-creator>
    <dc:creator>Elitsa Venchova</dc:creator>
    <meta:creation-date>2021-08-02T09:29:00Z</meta:creation-date>
    <dc:date>2021-08-02T09:30:00Z</dc:date>
    <meta:template xlink:href="Normal" xlink:type="simple"/>
    <meta:editing-cycles>3</meta:editing-cycles>
    <meta:editing-duration>PT6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23" meta:character-count="2831" meta:row-count="20" meta:non-whitespace-character-count="2413"/>
  </office:meta>
</office:document-meta>
</file>